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368cm" fo:min-width="2.118cm"/>
      <style:paragraph-properties style:writing-mode="lr-tb"/>
    </style:style>
    <style:style style:name="gr2" style:family="graphic" style:parent-style-name="objectwithoutfill">
      <style:graphic-properties svg:stroke-width="0.106cm" svg:stroke-color="#ffffff" draw:marker-start="Arrow" draw:marker-start-width="0.359cm" draw:marker-end="Arrow" draw:marker-end-width="0.359cm" draw:fill="solid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ffff" draw:marker-start-width="0.359cm" draw:marker-end="Arrow" draw:marker-end-width="0.359cm" draw:fill="solid" draw:fill-color="#ffffff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ffff" draw:marker-start-width="0.359cm" draw:marker-end="Arrow" draw:marker-end-width="0.459cm" draw:fill="solid" draw:fill-color="#fffff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="Arrow" draw:marker-end-width="0.36cm" draw:fill="solid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ff0000" draw:marker-start-width="0.359cm" draw:marker-end="Arrow" draw:marker-end-width="0.359cm" draw:fill="solid" draw:fill-color="#ffffff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9cm" draw:marker-end="Arrow" draw:marker-end-width="0.459cm" draw:fill="solid" draw:fill-color="#ffffff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0000" draw:marker-start-width="0.359cm" draw:marker-end="Arrow" draw:marker-end-width="0.459cm" draw:fill="solid" draw:fill-color="#ff000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9cm" svg:height="2.9cm" svg:x="2.1cm" svg:y="1.5cm">
          <text:p text:style-name="P1">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9cm" svg:height="2.9cm" svg:x="7.101cm" svg:y="1.501cm">
          <text:p text:style-name="P1">Sal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9cm" svg:height="2.9cm" svg:x="2.102cm" svg:y="5.502cm">
          <text:p text:style-name="P1">Sal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5cm" svg:y1="2.95cm" svg:x2="7.101cm" svg:y2="2.951cm" draw:start-shape="id1" draw:start-glue-point="1" draw:end-shape="id2" draw:end-glue-point="3" svg:d="M5000 2950h502l1098 1h501" svg:viewBox="0 0 2102 2">
          <text:p/>
        </draw:connector>
        <draw:connector draw:style-name="gr3" draw:text-style-name="P2" draw:layer="layout" draw:type="lines" svg:x1="3.55cm" svg:y1="4.4cm" svg:x2="3.552cm" svg:y2="5.502cm" draw:start-shape="id1" draw:start-glue-point="2" draw:end-shape="id3" draw:end-glue-point="0" svg:d="M3550 4400v502l2 99v501" svg:viewBox="0 0 3 1103">
          <text:p/>
        </draw:connector>
        <draw:custom-shape draw:style-name="gr1" draw:text-style-name="P2" xml:id="id4" draw:id="id4" draw:layer="layout" svg:width="2.9cm" svg:height="2.9cm" svg:x="11.102cm" svg:y="1.502cm">
          <text:p text:style-name="P1">Salle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10.001cm" svg:y1="2.951cm" svg:x2="11.102cm" svg:y2="2.952cm" draw:start-shape="id2" draw:start-glue-point="1" draw:end-shape="id4" draw:end-glue-point="3" svg:d="M10001 2951h502l98 1h501" svg:viewBox="0 0 1102 2">
          <text:p/>
        </draw:connector>
        <draw:custom-shape draw:style-name="gr1" draw:text-style-name="P2" xml:id="id5" draw:id="id5" draw:layer="layout" svg:width="2.9cm" svg:height="2.9cm" svg:x="7.102cm" svg:y="5.502cm">
          <text:p text:style-name="P1">Sall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5.002cm" svg:y1="6.952cm" svg:x2="7.102cm" svg:y2="6.952cm" draw:start-shape="id3" draw:start-glue-point="1" draw:end-shape="id5" draw:end-glue-point="3" svg:d="M5002 6952h502 1097 501" svg:viewBox="0 0 2101 1">
          <text:p/>
        </draw:connector>
        <draw:custom-shape draw:style-name="gr1" draw:text-style-name="P2" xml:id="id6" draw:id="id6" draw:layer="layout" svg:width="2.9cm" svg:height="2.9cm" svg:x="11.102cm" svg:y="5.502cm">
          <text:p text:style-name="P1">Salle 5</text:p>
          <text:p text:style-name="P1">(clé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10.002cm" svg:y1="6.952cm" svg:x2="11.102cm" svg:y2="6.952cm" draw:start-shape="id5" draw:start-glue-point="1" draw:end-shape="id6" draw:end-glue-point="3" svg:d="M10002 6952h502 97 501" svg:viewBox="0 0 1101 1">
          <text:p/>
        </draw:connector>
        <draw:connector draw:style-name="gr4" draw:text-style-name="P2" draw:layer="layout" draw:type="lines" svg:x1="12.552cm" svg:y1="8.402cm" svg:x2="3.552cm" svg:y2="8.402cm" draw:start-shape="id6" draw:start-glue-point="2" draw:end-shape="id3" draw:end-glue-point="2" svg:d="M12552 8402v502h-9000v-502" svg:viewBox="0 0 9001 503">
          <text:p/>
        </draw:connector>
        <draw:connector draw:style-name="gr4" draw:text-style-name="P2" draw:layer="layout" draw:type="lines" svg:x1="12.552cm" svg:y1="5.502cm" svg:x2="8.551cm" svg:y2="4.401cm" draw:start-shape="id6" draw:start-glue-point="0" draw:end-shape="id2" draw:end-glue-point="2" svg:d="M12552 5502v-501l-4001-98v-502" svg:viewBox="0 0 4002 1102">
          <text:p/>
        </draw:connector>
        <draw:custom-shape draw:style-name="gr1" draw:text-style-name="P2" xml:id="id7" draw:id="id7" draw:layer="layout" svg:width="2.9cm" svg:height="2.9cm" svg:x="16.102cm" svg:y="1.502cm">
          <text:p text:style-name="P1">Salle 3</text:p>
          <text:p text:style-name="P1">(trés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9cm" svg:height="2.9cm" svg:x="16.102cm" svg:y="5.502cm">
          <text:p text:style-name="P1">Boss</text:p>
          <text:p text:style-name="P1">(need ke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14.002cm" svg:y1="2.952cm" svg:x2="16.102cm" svg:y2="2.952cm" draw:start-shape="id4" draw:start-glue-point="1" draw:end-shape="id7" draw:end-glue-point="3" svg:d="M14002 2952h502 1097 501" svg:viewBox="0 0 2101 1">
          <text:p/>
        </draw:connector>
        <draw:connector draw:style-name="gr4" draw:text-style-name="P2" draw:layer="layout" draw:type="lines" svg:x1="14.002cm" svg:y1="2.952cm" svg:x2="16.102cm" svg:y2="6.952cm" draw:start-shape="id4" draw:start-glue-point="1" draw:end-shape="id8" draw:end-glue-point="3" svg:d="M14002 2952h502l1090 4000h508" svg:viewBox="0 0 2101 4001">
          <text:p/>
        </draw:connector>
        <draw:connector draw:style-name="gr5" draw:text-style-name="P2" draw:layer="layout" draw:type="lines" svg:x1="17.552cm" svg:y1="8.402cm" svg:x2="2.1cm" svg:y2="2.95cm" draw:start-shape="id8" draw:start-glue-point="2" draw:end-shape="id1" draw:end-glue-point="3" svg:d="M17552 8402v502l-15953-5954h501" svg:viewBox="0 0 15954 5955">
          <text:p/>
        </draw:connector>
        <draw:frame draw:style-name="gr6" draw:text-style-name="P3" draw:layer="layout" svg:width="18.426cm" svg:height="1.673cm" svg:x="1.5cm" svg:y="10.9cm">
          <draw:text-box>
            <text:p>2. Non il n’est pas prudent d’aller chercher la clé dans la salle 3 </text:p>
            <text:p><text:tab/>puisqu’il n’y a pas de chemin de retour</text:p>
          </draw:text-box>
        </draw:frame>
        <draw:custom-shape draw:style-name="gr1" draw:text-style-name="P2" xml:id="id9" draw:id="id9" draw:layer="layout" svg:width="2.9cm" svg:height="2.9cm" svg:x="2.111cm" svg:y="13.612cm">
          <text:p text:style-name="P1">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9cm" svg:height="2.9cm" svg:x="7.112cm" svg:y="13.613cm">
          <text:p text:style-name="P1">Sal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9cm" svg:height="2.9cm" svg:x="2.113cm" svg:y="17.614cm">
          <text:p text:style-name="P1">Sal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5.011cm" svg:y1="15.062cm" svg:x2="7.112cm" svg:y2="15.063cm" draw:start-shape="id9" draw:start-glue-point="1" draw:end-shape="id10" draw:end-glue-point="3" svg:d="M5011 15062h502l1098 1h501" svg:viewBox="0 0 2102 2">
          <text:p/>
        </draw:connector>
        <draw:connector draw:style-name="gr7" draw:text-style-name="P2" draw:layer="layout" draw:type="lines" svg:x1="3.561cm" svg:y1="16.512cm" svg:x2="3.563cm" svg:y2="17.614cm" draw:start-shape="id9" draw:start-glue-point="2" draw:end-shape="id11" draw:end-glue-point="0" svg:d="M3561 16512v502l2 99v501" svg:viewBox="0 0 3 1103">
          <text:p/>
        </draw:connector>
        <draw:custom-shape draw:style-name="gr1" draw:text-style-name="P2" xml:id="id12" draw:id="id12" draw:layer="layout" svg:width="2.9cm" svg:height="2.9cm" svg:x="11.113cm" svg:y="13.614cm">
          <text:p text:style-name="P1">Salle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10.012cm" svg:y1="15.063cm" svg:x2="11.113cm" svg:y2="15.064cm" draw:start-shape="id10" draw:start-glue-point="1" draw:end-shape="id12" draw:end-glue-point="3" svg:d="M10012 15063h502l98 1h501" svg:viewBox="0 0 1102 2">
          <text:p/>
        </draw:connector>
        <draw:custom-shape draw:style-name="gr1" draw:text-style-name="P2" xml:id="id13" draw:id="id13" draw:layer="layout" svg:width="2.9cm" svg:height="2.9cm" svg:x="7.113cm" svg:y="17.614cm">
          <text:p text:style-name="P1">Sall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s" svg:x1="5.013cm" svg:y1="19.064cm" svg:x2="7.113cm" svg:y2="19.064cm" draw:start-shape="id11" draw:start-glue-point="1" draw:end-shape="id13" draw:end-glue-point="3" svg:d="M5013 19064h502 1097 501" svg:viewBox="0 0 2101 1">
          <text:p/>
        </draw:connector>
        <draw:custom-shape draw:style-name="gr1" draw:text-style-name="P2" xml:id="id14" draw:id="id14" draw:layer="layout" svg:width="2.9cm" svg:height="2.9cm" svg:x="11.113cm" svg:y="17.614cm">
          <text:p text:style-name="P1">Salle 5</text:p>
          <text:p text:style-name="P1">(clé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s" svg:x1="10.013cm" svg:y1="19.064cm" svg:x2="11.113cm" svg:y2="19.064cm" draw:start-shape="id13" draw:start-glue-point="1" draw:end-shape="id14" draw:end-glue-point="3" svg:d="M10013 19064h502 97 501" svg:viewBox="0 0 1101 1">
          <text:p/>
        </draw:connector>
        <draw:connector draw:style-name="gr9" draw:text-style-name="P4" draw:layer="layout" draw:type="lines" svg:x1="12.563cm" svg:y1="20.514cm" svg:x2="3.563cm" svg:y2="20.514cm" draw:start-shape="id14" draw:start-glue-point="2" draw:end-shape="id11" draw:end-glue-point="2" svg:d="M12563 20514v502h-9000v-502" svg:viewBox="0 0 9001 503">
          <text:p/>
        </draw:connector>
        <draw:connector draw:style-name="gr8" draw:text-style-name="P2" draw:layer="layout" draw:type="lines" svg:x1="12.563cm" svg:y1="17.614cm" svg:x2="8.562cm" svg:y2="16.513cm" draw:start-shape="id14" draw:start-glue-point="0" draw:end-shape="id10" draw:end-glue-point="2" svg:d="M12563 17614v-501l-4001-98v-502" svg:viewBox="0 0 4002 1102">
          <text:p/>
        </draw:connector>
        <draw:custom-shape draw:style-name="gr1" draw:text-style-name="P2" xml:id="id15" draw:id="id15" draw:layer="layout" svg:width="2.9cm" svg:height="2.9cm" svg:x="16.113cm" svg:y="13.614cm">
          <text:p text:style-name="P1">Salle 3</text:p>
          <text:p text:style-name="P1">(trés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cm" svg:height="2.9cm" svg:x="16.113cm" svg:y="17.614cm">
          <text:p text:style-name="P1">Boss</text:p>
          <text:p text:style-name="P1">(need ke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14.013cm" svg:y1="15.064cm" svg:x2="16.113cm" svg:y2="15.064cm" draw:start-shape="id12" draw:start-glue-point="1" draw:end-shape="id15" draw:end-glue-point="3" svg:d="M14013 15064h502 1097 501" svg:viewBox="0 0 2101 1">
          <text:p/>
        </draw:connector>
        <draw:connector draw:style-name="gr8" draw:text-style-name="P2" draw:layer="layout" draw:type="lines" svg:x1="14.013cm" svg:y1="15.064cm" svg:x2="16.113cm" svg:y2="19.064cm" draw:start-shape="id12" draw:start-glue-point="1" draw:end-shape="id16" draw:end-glue-point="3" svg:d="M14013 15064h502l1090 4000h508" svg:viewBox="0 0 2101 4001">
          <text:p/>
        </draw:connector>
        <draw:connector draw:style-name="gr5" draw:text-style-name="P2" draw:layer="layout" draw:type="lines" svg:x1="17.563cm" svg:y1="20.514cm" svg:x2="2.111cm" svg:y2="15.062cm" draw:start-shape="id16" draw:start-glue-point="2" draw:end-shape="id9" draw:end-glue-point="3" svg:d="M17563 20514v502l-15953-5954h501" svg:viewBox="0 0 15954 5955">
          <text:p/>
        </draw:connector>
        <draw:frame draw:style-name="gr6" draw:text-style-name="P3" draw:layer="layout" svg:width="1.031cm" svg:height="0.962cm" svg:x="1.069cm" svg:y="12.8cm">
          <draw:text-box>
            <text:p>3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3:33:28.129061960</meta:creation-date>
    <dc:date>2022-01-24T14:08:52.178205091</dc:date>
    <meta:editing-duration>PT3M53S</meta:editing-duration>
    <meta:editing-cycles>1</meta:editing-cycles>
    <meta:document-statistic meta:object-count="38"/>
    <meta:generator>LibreOffice/6.4.7.2$Linux_X86_64 LibreOffice_project/40$Build-2</meta:generator>
  </office:meta>
</office:document-meta>
</file>